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ce5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ce5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ce5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ce5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ce5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ce5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ce5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ce5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ce5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ce5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ce5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ce5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ce5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ce5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ce5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ce5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ce5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 Ángel Carrión Tocuy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10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33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Rafael Carrión Gonzá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7443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5.0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1" meta:non-whitespace-character-count="1003"/>
    <meta:template xlink:type="simple" xlink:actuate="onRequest" xlink:title="Normal" xlink:href=""/>
  </office:meta>
</office:document-meta>
</file>